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Πίνακας4" style:family="table">
      <style:table-properties style:width="23.066cm" fo:margin-left="1.905cm" table:align="left"/>
    </style:style>
    <style:style style:name="Πίνακας4.A" style:family="table-column">
      <style:table-column-properties style:column-width="0.3cm"/>
    </style:style>
    <style:style style:name="Πίνακας4.B" style:family="table-column">
      <style:table-column-properties style:column-width="22.767cm"/>
    </style:style>
    <style:style style:name="Πίνακας4.A1" style:family="table-cell">
      <style:table-cell-properties style:vertical-align="middle"/>
    </style:style>
    <style:style style:name="Πίνακας5" style:family="table">
      <style:table-properties style:width="39.608cm" fo:margin-left="1.905cm" table:align="left"/>
    </style:style>
    <style:style style:name="Πίνακας5.A" style:family="table-column">
      <style:table-column-properties style:column-width="0.3cm"/>
    </style:style>
    <style:style style:name="Πίνακας5.B" style:family="table-column">
      <style:table-column-properties style:column-width="39.308cm"/>
    </style:style>
    <style:style style:name="Πίνακας5.A1" style:family="table-cell">
      <style:table-cell-properties style:vertical-align="middle"/>
    </style:style>
    <style:style style:name="Πίνακας6" style:family="table">
      <style:table-properties style:width="13.312cm" fo:margin-left="1.905cm" table:align="left"/>
    </style:style>
    <style:style style:name="Πίνακας6.A" style:family="table-column">
      <style:table-column-properties style:column-width="0.3cm"/>
    </style:style>
    <style:style style:name="Πίνακας6.B" style:family="table-column">
      <style:table-column-properties style:column-width="13.012cm"/>
    </style:style>
    <style:style style:name="Πίνακας6.A1" style:family="table-cell">
      <style:table-cell-properties style:vertical-align="middle"/>
    </style:style>
    <style:style style:name="Πίνακας7" style:family="table">
      <style:table-properties style:width="18.105cm" fo:margin-left="1.905cm" table:align="left"/>
    </style:style>
    <style:style style:name="Πίνακας7.A" style:family="table-column">
      <style:table-column-properties style:column-width="0.3cm"/>
    </style:style>
    <style:style style:name="Πίνακας7.B" style:family="table-column">
      <style:table-column-properties style:column-width="17.805cm"/>
    </style:style>
    <style:style style:name="Πίνακας7.A1" style:family="table-cell">
      <style:table-cell-properties style:vertical-align="middle"/>
    </style:style>
    <style:style style:name="Πίνακας8" style:family="table">
      <style:table-properties style:width="9.744cm" fo:margin-left="1.905cm" table:align="left"/>
    </style:style>
    <style:style style:name="Πίνακας8.A" style:family="table-column">
      <style:table-column-properties style:column-width="0.3cm"/>
    </style:style>
    <style:style style:name="Πίνακας8.B" style:family="table-column">
      <style:table-column-properties style:column-width="9.444cm"/>
    </style:style>
    <style:style style:name="Πίνακας8.A1" style:family="table-cell">
      <style:table-cell-properties style:vertical-align="middle"/>
    </style:style>
    <style:style style:name="Πίνακας9" style:family="table">
      <style:table-properties style:width="36.856cm" fo:margin-left="1.905cm" table:align="left"/>
    </style:style>
    <style:style style:name="Πίνακας9.A" style:family="table-column">
      <style:table-column-properties style:column-width="0.3cm"/>
    </style:style>
    <style:style style:name="Πίνακας9.B" style:family="table-column">
      <style:table-column-properties style:column-width="36.557cm"/>
    </style:style>
    <style:style style:name="Πίνακας9.A1" style:family="table-cell">
      <style:table-cell-properties style:vertical-align="middle"/>
    </style:style>
    <style:style style:name="Πίνακας10" style:family="table">
      <style:table-properties style:width="10.536cm" fo:margin-left="1.905cm" table:align="left"/>
    </style:style>
    <style:style style:name="Πίνακας10.A" style:family="table-column">
      <style:table-column-properties style:column-width="0.3cm"/>
    </style:style>
    <style:style style:name="Πίνακας10.B" style:family="table-column">
      <style:table-column-properties style:column-width="10.236cm"/>
    </style:style>
    <style:style style:name="Πίνακας10.A1" style:family="table-cell">
      <style:table-cell-properties style:vertical-align="middle"/>
    </style:style>
    <style:style style:name="Πίνακας11" style:family="table">
      <style:table-properties style:width="27.247cm" fo:margin-left="1.905cm" table:align="left"/>
    </style:style>
    <style:style style:name="Πίνακας11.A" style:family="table-column">
      <style:table-column-properties style:column-width="0.3cm"/>
    </style:style>
    <style:style style:name="Πίνακας11.B" style:family="table-column">
      <style:table-column-properties style:column-width="26.947cm"/>
    </style:style>
    <style:style style:name="Πίνακας11.A1" style:family="table-cell">
      <style:table-cell-properties style:vertical-align="middle"/>
    </style:style>
    <style:style style:name="Πίνακας12" style:family="table">
      <style:table-properties style:width="17.238cm" fo:margin-left="1.905cm" table:align="left"/>
    </style:style>
    <style:style style:name="Πίνακας12.A" style:family="table-column">
      <style:table-column-properties style:column-width="0.3cm"/>
    </style:style>
    <style:style style:name="Πίνακας12.B" style:family="table-column">
      <style:table-column-properties style:column-width="16.939cm"/>
    </style:style>
    <style:style style:name="Πίνακας12.A1" style:family="table-cell">
      <style:table-cell-properties style:vertical-align="middle"/>
    </style:style>
    <style:style style:name="Πίνακας13" style:family="table">
      <style:table-properties style:width="15.129cm" fo:margin-left="1.905cm" table:align="left"/>
    </style:style>
    <style:style style:name="Πίνακας13.A" style:family="table-column">
      <style:table-column-properties style:column-width="0.353cm"/>
    </style:style>
    <style:style style:name="Πίνακας13.B" style:family="table-column">
      <style:table-column-properties style:column-width="14.776cm"/>
    </style:style>
    <style:style style:name="Πίνακας13.A1" style:family="table-cell">
      <style:table-cell-properties style:vertical-align="middle"/>
    </style:style>
    <style:style style:name="Πίνακας14" style:family="table">
      <style:table-properties style:width="7.348cm" fo:margin-left="1.905cm" table:align="left"/>
    </style:style>
    <style:style style:name="Πίνακας14.A" style:family="table-column">
      <style:table-column-properties style:column-width="0.353cm"/>
    </style:style>
    <style:style style:name="Πίνακας14.B" style:family="table-column">
      <style:table-column-properties style:column-width="6.996cm"/>
    </style:style>
    <style:style style:name="Πίνακας14.A1" style:family="table-cell">
      <style:table-cell-properties style:vertical-align="middle"/>
    </style:style>
    <style:style style:name="Πίνακας15" style:family="table">
      <style:table-properties style:width="19.886cm" fo:margin-left="1.905cm" table:align="left"/>
    </style:style>
    <style:style style:name="Πίνακας15.A" style:family="table-column">
      <style:table-column-properties style:column-width="0.353cm"/>
    </style:style>
    <style:style style:name="Πίνακας15.B" style:family="table-column">
      <style:table-column-properties style:column-width="19.533cm"/>
    </style:style>
    <style:style style:name="Πίνακας15.A1" style:family="table-cell">
      <style:table-cell-properties style:vertical-align="middle"/>
    </style:style>
    <style:style style:name="Πίνακας16" style:family="table">
      <style:table-properties style:width="18.445cm" fo:margin-left="1.905cm" table:align="left"/>
    </style:style>
    <style:style style:name="Πίνακας16.A" style:family="table-column">
      <style:table-column-properties style:column-width="0.353cm"/>
    </style:style>
    <style:style style:name="Πίνακας16.B" style:family="table-column">
      <style:table-column-properties style:column-width="18.092cm"/>
    </style:style>
    <style:style style:name="Πίνακας16.A1" style:family="table-cell">
      <style:table-cell-properties style:vertical-align="middle"/>
    </style:style>
    <style:style style:name="Πίνακας17" style:family="table">
      <style:table-properties style:width="16.847cm" fo:margin-left="1.905cm" table:align="left"/>
    </style:style>
    <style:style style:name="Πίνακας17.A" style:family="table-column">
      <style:table-column-properties style:column-width="0.3cm"/>
    </style:style>
    <style:style style:name="Πίνακας17.B" style:family="table-column">
      <style:table-column-properties style:column-width="16.547cm"/>
    </style:style>
    <style:style style:name="Πίνακας17.A1" style:family="table-cell">
      <style:table-cell-properties style:vertical-align="middle"/>
    </style:style>
    <style:style style:name="Πίνακας18" style:family="table">
      <style:table-properties style:width="13.935cm" fo:margin-left="1.905cm" table:align="left"/>
    </style:style>
    <style:style style:name="Πίνακας18.A" style:family="table-column">
      <style:table-column-properties style:column-width="0.3cm"/>
    </style:style>
    <style:style style:name="Πίνακας18.B" style:family="table-column">
      <style:table-column-properties style:column-width="13.635cm"/>
    </style:style>
    <style:style style:name="Πίνακας18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able_20_Contents">
      <style:paragraph-properties fo:margin-top="0cm" fo:margin-bottom="0cm" style:contextual-spacing="false"/>
    </style:style>
    <style:style style:name="P4" style:family="paragraph" style:parent-style-name="Text_20_body">
      <style:paragraph-properties fo:margin-left="1.905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Heading_20_2" style:master-page-name="HTML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/>
    </style:style>
    <style:style style:name="T3" style:family="text">
      <style:text-properties fo:font-size="8.2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file:///media/search" xlink:type="simple">
          <form:properties>
            <form:property form:property-name="PropertyChangeNotificationEnabled" office:value-type="boolean" office:boolean-value="true"/>
          </form:properties>
          <form:hidden form:name="cx" form:control-implementation="ooo:com.sun.star.form.component.HiddenControl" xml:id="control1" form:id="control1" form:value="009245469817848559060:r2g9otu_04y"/>
          <form:hidden form:name="cof" form:control-implementation="ooo:com.sun.star.form.component.HiddenControl" xml:id="control2" form:id="control2" form:value="FORID:10"/>
          <form:hidden form:name="ie" form:control-implementation="ooo:com.sun.star.form.component.HiddenControl" xml:id="control3" form:id="control3" form:value="UTF-8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ain">
        <text:section text:style-name="Sect1" text:name="section_3">
          <text:h text:style-name="P7" text:outline-level="2"><text:bookmark text:name="Managing_Documents"/>Διαχείριση Εγγράφων</text:h>
          <text:p text:style-name="Text_20_body">Η διαχείριση αρχείων περιλαμβάνει εργασίες όπως επεξεργασία, διαγραφή και παρακολούθηση αλλαγών.</text:p>
          <text:section text:style-name="Sect1" text:name="section_4">
            <text:h text:style-name="Heading_20_3" text:outline-level="3"><text:bookmark text:name="To_manage_Documents"/>Για να διαχειριστείς έγγραφα</text:h>
            <table:table table:name="Πίνακας4" table:style-name="Πίνακας4">
              <table:table-column table:style-name="Πίνακας4.A"/>
              <table:table-column table:style-name="Πίνακας4.B"/>
              <table:table-row>
                <table:table-cell table:style-name="Πίνακας4.A1" office:value-type="string">
                  <text:p text:style-name="P3"><text:span text:style-name="T2">•</text:span> </text:p>
                </table:table-cell>
                <table:table-cell table:style-name="Πίνακας4.A1" office:value-type="string">
                  <text:p text:style-name="P3">Για να ταξινομήσεις μία Λίστα Εμφάνισης, πάτα τον τίτλο μίας στήλης που έχει αυτό το εικονίδιο δίπλα του<draw:frame draw:style-name="fr1" draw:name="γραφικά2" text:anchor-type="as-char" svg:width="1.997cm" svg:height="0.998cm" draw:z-index="0"><draw:image xlink:href="../Documents.21.1.1.jpg" xlink:type="simple" xlink:show="embed" xlink:actuate="onLoad"/></draw:frame>; για να αντιστρέψεις την σειρά ταξινόμησης, πάτησε ξανά τον τίτλο της στήλης.</text:p>
                </table:table-cell>
              </table:table-row>
            </table:table>
            <table:table table:name="Πίνακας5" table:style-name="Πίνακας5">
              <table:table-column table:style-name="Πίνακας5.A"/>
              <table:table-column table:style-name="Πίνακας5.B"/>
              <table:table-row>
                <table:table-cell table:style-name="Πίνακας5.A1" office:value-type="string">
                  <text:p text:style-name="P3"><text:span text:style-name="T2">•</text:span> </text:p>
                </table:table-cell>
                <table:table-cell table:style-name="Πίνακας5.A1" office:value-type="string">
                  <text:p text:style-name="P3">Για να επεξεργαστείς ή να διαγράψεις πληροφορίες που σχετίζονται με πολλαπλά έγγραφα, επέλεξε πολλαπλά έγγραφα από τη Λίστα Εμφάνισης Εγγράφων και πάτησε στο σύνδεσμο Μαζικής Ενημέρωσης στην αναδιπλώμενη λίστα Ενεργειών. Για περισσότερες πληροφορίες, δες: Επεξεργασία ή διαγραφή πολλαπλών καταγραφών.</text:p>
                </table:table-cell>
              </table:table-row>
            </table:table>
            <table:table table:name="Πίνακας6" table:style-name="Πίνακας6">
              <table:table-column table:style-name="Πίνακας6.A"/>
              <table:table-column table:style-name="Πίνακας6.B"/>
              <table:table-row>
                <table:table-cell table:style-name="Πίνακας6.A1" office:value-type="string">
                  <text:p text:style-name="P3"><text:span text:style-name="T2">•</text:span> </text:p>
                </table:table-cell>
                <table:table-cell table:style-name="Πίνακας6.A1" office:value-type="string">
                  <text:p text:style-name="P3">Για να εμφανίσεις τις λεπτομέριες ενός εγγράφου, πάτησε στο όνομα του εγγράφου στη Λίστα Εμφάνισης.</text:p>
                </table:table-cell>
              </table:table-row>
            </table:table>
            <table:table table:name="Πίνακας7" table:style-name="Πίνακας7">
              <table:table-column table:style-name="Πίνακας7.A"/>
              <table:table-column table:style-name="Πίνακας7.B"/>
              <table:table-row>
                <table:table-cell table:style-name="Πίνακας7.A1" office:value-type="string">
                  <text:p text:style-name="P3"><text:span text:style-name="T2">•</text:span> </text:p>
                </table:table-cell>
                <table:table-cell table:style-name="Πίνακας7.A1" office:value-type="string">
                  <text:p text:style-name="P3">Για να εμφανίσεις μία επισύναψη, πάτησε τον επισυνημμένο σύνδεσμο. Για να ενημερώσεις μία επισύναψη, ανέτρεξε στο Για να ενημερώσω μία επισύναψη.</text:p>
                </table:table-cell>
              </table:table-row>
            </table:table>
            <table:table table:name="Πίνακας8" table:style-name="Πίνακας8">
              <table:table-column table:style-name="Πίνακας8.A"/>
              <table:table-column table:style-name="Πίνακας8.B"/>
              <table:table-row>
                <table:table-cell table:style-name="Πίνακας8.A1" office:value-type="string">
                  <text:p text:style-name="P3"><text:span text:style-name="T2">•</text:span> </text:p>
                </table:table-cell>
                <table:table-cell table:style-name="Πίνακας8.A1" office:value-type="string">
                  <text:p text:style-name="P3">Για να επεξεργαστείς ένα έγγραφο, πάτησε στο Επεξεργασία στη σελίδα Εμφάνισης Λεπτομερειών.</text:p>
                </table:table-cell>
              </table:table-row>
            </table:table>
            <table:table table:name="Πίνακας9" table:style-name="Πίνακας9">
              <table:table-column table:style-name="Πίνακας9.A"/>
              <table:table-column table:style-name="Πίνακας9.B"/>
              <table:table-row>
                <table:table-cell table:style-name="Πίνακας9.A1" office:value-type="string">
                  <text:p text:style-name="P3"><text:span text:style-name="T2">•</text:span> </text:p>
                </table:table-cell>
                <table:table-cell table:style-name="Πίνακας9.A1" office:value-type="string">
                  <text:p text:style-name="P3">Για να αντιγράψεις μία ευκαιρία, πάτησε στο Αντιγραφή στη σελίδα Εμφάνισης Λεπτομερειών. Η αντιγραφή είναι ένας άνετος τρόπος να δημιουργείς όμοια έγγραφα. Μπορείς να αλλάξεις τις πληροφορίες στην αντιγραμμένη καταχώρηση για να δημιουργήσεις ένα νέο έγγραφο.</text:p>
                </table:table-cell>
              </table:table-row>
            </table:table>
            <table:table table:name="Πίνακας10" table:style-name="Πίνακας10">
              <table:table-column table:style-name="Πίνακας10.A"/>
              <table:table-column table:style-name="Πίνακας10.B"/>
              <table:table-row>
                <table:table-cell table:style-name="Πίνακας10.A1" office:value-type="string">
                  <text:p text:style-name="P3"><text:span text:style-name="T2">•</text:span> </text:p>
                </table:table-cell>
                <table:table-cell table:style-name="Πίνακας10.A1" office:value-type="string">
                  <text:p text:style-name="P3">Για να διαγράψεις ένα έγγραφο, πάτησε στο Διαγραφή στη σελίδα Εμφάνισης Λεπτομερειών.</text:p>
                </table:table-cell>
              </table:table-row>
            </table:table>
            <table:table table:name="Πίνακας11" table:style-name="Πίνακας11">
              <table:table-column table:style-name="Πίνακας11.A"/>
              <table:table-column table:style-name="Πίνακας11.B"/>
              <table:table-row>
                <table:table-cell table:style-name="Πίνακας11.A1" office:value-type="string">
                  <text:p text:style-name="P3"><text:span text:style-name="T2">•</text:span> </text:p>
                </table:table-cell>
                <table:table-cell table:style-name="Πίνακας11.A1" office:value-type="string">
                  <text:p text:style-name="P3">Για να εξάγεις έγγραφα, επέλεξέ τα από τη Λίστα Εμφάνισης Εγγράφων, πάτησε στο Εξαγωγή στο αναδιπλώμενη λίστα Ενεργειών και ακολούθησε τη διαδικασία που περιγράφεται στα Εξαγόμενα Δεδομένα.</text:p>
                </table:table-cell>
              </table:table-row>
            </table:table>
            <table:table table:name="Πίνακας12" table:style-name="Πίνακας12">
              <table:table-column table:style-name="Πίνακας12.A"/>
              <table:table-column table:style-name="Πίνακας12.B"/>
              <table:table-row>
                <table:table-cell table:style-name="Πίνακας12.A1" office:value-type="string">
                  <text:p text:style-name="P3"><text:span text:style-name="T2">•</text:span> </text:p>
                </table:table-cell>
                <table:table-cell table:style-name="Πίνακας12.A1" office:value-type="string">
                  <text:p text:style-name="P3">Για να δημιουργήσεις ή να διαχειριστείς συσχετιζόμενες καταγραφές σε ένα υποπαράθυρο, δες Διαχείριση συσχετιζόμενων πληροφοριών σε υποπαράθυρα.</text:p>
                </table:table-cell>
              </table:table-row>
            </table:table>
          </text:section>
          <text:section text:style-name="Sect1" text:name="section_5">
            <text:h text:style-name="Heading_20_3" text:outline-level="3"><text:bookmark text:name="To_update_an_attachment"/>Για να ενημερώσω μία επισύναψη</text:h>
            <table:table table:name="Πίνακας13" table:style-name="Πίνακας13">
              <table:table-column table:style-name="Πίνακας13.A"/>
              <table:table-column table:style-name="Πίνακας13.B"/>
              <table:table-row>
                <table:table-cell table:style-name="Πίνακας13.A1" office:value-type="string">
                  <text:p text:style-name="P3">1.</text:p>
                </table:table-cell>
                <table:table-cell table:style-name="Πίνακας13.A1" office:value-type="string">
                  <text:p text:style-name="P3">Πάτησε στο Δημιούργησε στο υποπαράθυρο Αναθεώρησης Εγγράφων της σελίδας Εμφάνισης Λεπτομερειών του εγγράφου.</text:p>
                </table:table-cell>
              </table:table-row>
            </table:table>
            <text:p text:style-name="P4">Αυτό επιδεικνύει την Αναθεώρηση Εγγράφου&gt;&gt; Δημιουργία Σελίδας.</text:p>
            <table:table table:name="Πίνακας14" table:style-name="Πίνακας14">
              <table:table-column table:style-name="Πίνακας14.A"/>
              <table:table-column table:style-name="Πίνακας14.B"/>
              <table:table-row>
                <table:table-cell table:style-name="Πίνακας14.A1" office:value-type="string">
                  <text:p text:style-name="P3">2.</text:p>
                </table:table-cell>
                <table:table-cell table:style-name="Πίνακας14.A1" office:value-type="string">
                  <text:p text:style-name="P3">Εισήγαγε πληροφορίες στα ακόλουθα πεδία:</text:p>
                </table:table-cell>
              </table:table-row>
            </table:table>
            <text:p text:style-name="P4"><text:span text:style-name="T1">Όνομα Αρχείου</text:span>. Εισήγαγε το όνομα του αρχείου που περιέχει τις αναθεωρημένες πληροφορίες. Για να περιηγηθείς στην τοποθεσία του αρχείου, πάτησε Περιήγηση.</text:p>
            <text:p text:style-name="P2"><text:span text:style-name="T1">Αναθεώρηση</text:span>. Αυτό το πεδίο είναι αυτοσυμπληρώμενο με το αριθμό αναθεώρησης.</text:p>
            <text:p text:style-name="P2"><text:span text:style-name="T1">Άλλαξε το ημερολόγιο</text:span>. Εισήγαγε μία σύντομη περιγραφή της αναθεώρησης.</text:p>
            <table:table table:name="Πίνακας15" table:style-name="Πίνακας15">
              <table:table-column table:style-name="Πίνακας15.A"/>
              <table:table-column table:style-name="Πίνακας15.B"/>
              <table:table-row>
                <table:table-cell table:style-name="Πίνακας15.A1" office:value-type="string">
                  <text:p text:style-name="P3">3.</text:p>
                </table:table-cell>
                <table:table-cell table:style-name="Πίνακας15.A1" office:value-type="string">
                  <text:p text:style-name="P3">Πάτησε στο Αποθήκευση για να αποθηκεύσεις τις αλλαγές σου. Πάτησε στο Άκυρο για να πας πίσω στη σελίδα εμφάνισης λεπτομερειών εγγράφου χωρίς να αποθηκεύσεις τις αλλαγές σου.</text:p>
                </table:table-cell>
              </table:table-row>
            </table:table>
            <text:p text:style-name="P4">Δεν μπορείς να αλλάξεις το όνομα του επισυνημμένου αρχείου. Το αναθεωρημένο αρχείο εμφανίζεται μαζί με τον αριθμό αναθεώρησης στο υποπαράθυρο Αναθεώρησης Εγγράφων. Η γραμμή που καταγράφει τις παλαιότερες εκδόσεις εγγράφου τώρα εμφανίζει το εικονίδιο rem icon για να απομακρύνεις το αρχείο.</text:p>
            <table:table table:name="Πίνακας16" table:style-name="Πίνακας16">
              <table:table-column table:style-name="Πίνακας16.A"/>
              <table:table-column table:style-name="Πίνακας16.B"/>
              <table:table-row>
                <table:table-cell table:style-name="Πίνακας16.A1" office:value-type="string">
                  <text:p text:style-name="P3">4.</text:p>
                </table:table-cell>
                <table:table-cell table:style-name="Πίνακας16.A1" office:value-type="string">
                  <text:p text:style-name="P3">Για να απομακρύνουμε μία παλαιότερη έκδοση μίας επισύναψης, πάτα το εικονίδιο rem και πάτα ΟΚ για να επιβεβαιώσεις την απομάκρυνση.</text:p>
                </table:table-cell>
              </table:table-row>
            </table:table>
          </text:section>
        </text:section>
        <text:section text:style-name="Sect1" text:name="section_6">
          <text:h text:style-name="Heading_20_2" text:outline-level="2">Προσδιορισμός προτύπων συγχώνευσης της αλληλογραφίας MS Word</text:h>
          <text:p text:style-name="Text_20_body">Μπορείς να προσδιορίσεις τα πρότυπα συγχώνευσης της αλληλογραφίας του Microsoft Word στη μονάδα των Εγγράφων. Αυτά τα πρότυπα χρησιμοποιούνται όταν μία συγχώνευση αλληλογραφίας <text:s/>πραγματοποιείται απευθείας από το Sugar και μπορεί να δημιουργηθεί από την επέκταση Sugar για το Microsoft Word και να ανεβεί στο αποθετήριο εγγράφων του Sugar.</text:p>
          <table:table table:name="Πίνακας17" table:style-name="Πίνακας17">
            <table:table-column table:style-name="Πίνακας17.A"/>
            <table:table-column table:style-name="Πίνακας17.B"/>
            <table:table-row>
              <table:table-cell table:style-name="Πίνακας17.A1" office:value-type="string">
                <text:p text:style-name="P3"><text:span text:style-name="T2">•</text:span> </text:p>
              </table:table-cell>
              <table:table-cell table:style-name="Πίνακας17.A1" office:value-type="string">
                <text:p text:style-name="P3">Ο τύπος αρχείου εμφανίζεται ως Συγχωνευμένη Αλληλογραφία στη σελίδα Εμφάνισης Λεπτομερειών, αν είναι πρότυπο Συγχωνευμένης Αλληλογραφίας.</text:p>
              </table:table-cell>
            </table:table-row>
          </table:table>
          <table:table table:name="Πίνακας18" table:style-name="Πίνακας18">
            <table:table-column table:style-name="Πίνακας18.A"/>
            <table:table-column table:style-name="Πίνακας18.B"/>
            <table:table-row>
              <table:table-cell table:style-name="Πίνακας18.A1" office:value-type="string">
                <text:p text:style-name="P3"><text:span text:style-name="T2">•</text:span> </text:p>
              </table:table-cell>
              <table:table-cell table:style-name="Πίνακας18.A1" office:value-type="string">
                <text:p text:style-name="P3">Ένας σύνδεσμος επιτρέπει άμεση πρόσβαση στοSugar Mail Merge Wizard στην μπάρα περιήγησης.</text:p>
              </table:table-cell>
            </table:table-row>
          </table:table>
          <text:p text:style-name="P1"><text:span text:style-name="Strong_20_Emphasis"><text:span text:style-name="T3">Copyright 2004-2011 SugarCRM Inc.</text:span></text:span><text:span text:style-name="T3"> <text:line-break/></text:span><text:a xlink:type="simple" xlink:href="http://www.gnu.org/licenses/agpl-3.0.html" office:target-frame-name="_blank" xlink:show="new"><text:span text:style-name="T3">Community Edition License</text:span></text:a><text:span text:style-name="T3"> </text:span></text:p>
        </text:section>
      </text:section>
      <text:section text:style-name="Sect1" text:name="widgets">
        <text:p text:style-name="Text_20_body"/>
      </text:section>
      <text:section text:style-name="Sect1" text:name="widgets_bottom">
        <text:p text:style-name="Text_20_body"/>
      </text:section>
      <text:p text:style-name="Text_20_body"><text:script xlink:href="smb://cdnjs.cloudflare.com/ajax/libs/jquery/2.0.3/jquery.min.j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l" fo:country="GR" style:font-name-asian="WenQuanYi Micro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s - SugarCRM Support </dc:title>
    <dc:date>2014-07-21T19:21:56.659749964</dc:date>
    <meta:editing-duration>PT23M22S</meta:editing-duration>
    <meta:editing-cycles>11</meta:editing-cycles>
    <meta:generator>LibreOffice/4.2.3.3$Linux_x86 LibreOffice_project/420m0$Build-3</meta:generator>
    <meta:document-statistic meta:table-count="15" meta:image-count="1" meta:object-count="0" meta:page-count="1" meta:paragraph-count="43" meta:word-count="489" meta:character-count="3479" meta:non-whitespace-character-count="3018"/>
    <meta:user-defined meta:name=""/>
    <meta:user-defined meta:name="viewport">width=device-width</meta:user-defined>
  </office:meta>
</office:document-meta>
</file>